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767ef" officeooo:paragraph-rsid="0009f488"/>
    </style:style>
    <style:style style:name="P2" style:family="paragraph" style:parent-style-name="Text_20_body">
      <style:text-properties officeooo:rsid="0007d2d1" officeooo:paragraph-rsid="000767ef"/>
    </style:style>
    <style:style style:name="P3" style:family="paragraph" style:parent-style-name="Text_20_body">
      <style:text-properties officeooo:rsid="0007d2d1" officeooo:paragraph-rsid="0007d2d1"/>
    </style:style>
    <style:style style:name="P4" style:family="paragraph" style:parent-style-name="Text_20_body">
      <style:text-properties officeooo:rsid="0007d2d1" officeooo:paragraph-rsid="0009f488"/>
    </style:style>
    <style:style style:name="P5" style:family="paragraph" style:parent-style-name="Text_20_body">
      <style:text-properties officeooo:rsid="0009ebeb" officeooo:paragraph-rsid="0009f488"/>
    </style:style>
    <style:style style:name="P6" style:family="paragraph" style:parent-style-name="Text_20_body">
      <style:text-properties officeooo:rsid="0009f488" officeooo:paragraph-rsid="0009f488"/>
    </style:style>
    <style:style style:name="P7" style:family="paragraph" style:parent-style-name="Text_20_body">
      <style:text-properties fo:font-weight="bold" officeooo:rsid="0007d2d1" officeooo:paragraph-rsid="0009f488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88b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8b15"/>
    </style:style>
    <style:style style:name="T4" style:family="text">
      <style:text-properties style:text-underline-style="solid" style:text-underline-width="auto" style:text-underline-color="font-color" officeooo:rsid="0008a7a8"/>
    </style:style>
    <style:style style:name="T5" style:family="text">
      <style:text-properties officeooo:rsid="0008a7a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88b15"/>
    </style:style>
    <style:style style:name="T8" style:family="text">
      <style:text-properties style:text-underline-style="none" officeooo:rsid="0009f488"/>
    </style:style>
    <style:style style:name="T9" style:family="text">
      <style:text-properties officeooo:rsid="0009f48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Øving 15</text:h>
      <text:p text:style-name="Text_20_body">Vikartjenesten har et arkiv over aktuelle vikarkandidater som er villig til å arbeide.</text:p>
      <text:list xml:id="list1647077998" text:style-name="L1">
        <text:list-item>
          <text:p text:style-name="P9">Om kandidater lagrer vi fornavn, etternavn, telefon og epost-adresse. </text:p>
        </text:list-item>
        <text:list-item>
          <text:p text:style-name="P9">Om bedriftene som etterspør vikarer lagrer vi organsiasjonsnr (entydig), bedriftens navn, telefon og epost-adresse. </text:p>
        </text:list-item>
        <text:list-item>
          <text:p text:style-name="P9">Hver kandidat kan ha mange forskjellige kvalifikasjoner. </text:p>
        </text:list-item>
        <text:list-item>
          <text:p text:style-name="P9">Hver gang en bedrift etterspør en vikar, må Vikartjenesten registrere dette med et oppdragsnummer, bedriftsnavn, hvilken kvalifikasjon som er nødvendige for den eventuelle vikaren, startdato for vikariatet og foreløpig sluttdato. </text:p>
        </text:list-item>
        <text:list-item>
          <text:p text:style-name="P9">Hvert oppdrag krever eksakt én spesifikk kvalifikasjon (som kan være "ingen"). </text:p>
        </text:list-item>
        <text:list-item>
          <text:p text:style-name="P9">Når en kandidat har en kvalifikasjon som stemmer overens med den kvalifikasjonen et bestemt oppdrag krever, og byrået tilsetter kandidaten i den aktuelle jobben, så skal dette registreres i databasen. Etter at oppdraget er utført, skal virkelig start- og sluttdato samt antall timer arbeidet registreres. Disse opplysningene skal framkomme i kandidatens jobbhistorikk. </text:p>
        </text:list-item>
        <text:list-item>
          <text:p text:style-name="P8">Kandidaten skal etter endt oppdrag få en sluttattest. Denne attesten er lik for alle med unntak av data om det spesifikke oppdraget. </text:p>
        </text:list-item>
      </text:list>
      <text:p text:style-name="Text_20_body"/>
      <text:p text:style-name="P2"/>
      <text:p text:style-name="P3"/>
      <text:h text:style-name="Heading_20_3" text:outline-level="3">Oppgave a)</text:h>
      <text:p text:style-name="P6">Se eget diagram</text:p>
      <text:h text:style-name="Heading_20_3" text:outline-level="3">Oppgave b)</text:h>
      <text:p text:style-name="P1">Kandidater: (<text:span text:style-name="T2">kandidatid</text:span>, fornavn, etternavn, telefon, epost<text:span text:style-name="T9">)</text:span></text:p>
      <text:p text:style-name="P5">Kandidatkval: (kandidatid*, kvalifikasjonsid*<text:span text:style-name="T9">)</text:span></text:p>
      <text:p text:style-name="P1">Bedrifter: (<text:span text:style-name="T2">orgnr</text:span>, <text:span text:style-name="T1">org</text:span>navn, telefon, epost<text:span text:style-name="T9">)</text:span></text:p>
      <text:p text:style-name="P1">Oppdrag: (<text:span text:style-name="T2">oppdragsnr</text:span>, startdato, sluttdato, <text:span text:style-name="T7">orgn</text:span><text:span text:style-name="T8">r</text:span><text:span text:style-name="T7">*,</text:span><text:span text:style-name="T6"> kvalifikasjon</text:span><text:span text:style-name="T7">sid*</text:span><text:span text:style-name="T6">,</text:span><text:span text:style-name="T9">)</text:span></text:p>
      <text:p text:style-name="P1">Kvalifikasjoner: (<text:span text:style-name="T3">kvalifikasjonsid</text:span><text:span text:style-name="T1">, beskrivelse)</text:span></text:p>
      <text:p text:style-name="P4">Jobbhistorikk: (<text:span text:style-name="T4">jobbnr</text:span><text:span text:style-name="T5">, </text:span><text:span text:style-name="T7">oppdragsnr*</text:span><text:span text:style-name="T1">, </text:span><text:span text:style-name="T7">kandidatid*</text:span><text:span text:style-name="T1">, fakt_startdato, fakt_sluttdato, ant_timer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2:24:44.195412567</meta:creation-date>
    <meta:editing-duration>PT1M</meta:editing-duration>
    <meta:editing-cycles>2</meta:editing-cycles>
    <meta:generator>LibreOffice/6.0.7.3$Linux_X86_64 LibreOffice_project/00m0$Build-3</meta:generator>
    <dc:date>2019-02-27T12:25:17.361212190</dc:date>
    <meta:document-statistic meta:table-count="0" meta:image-count="0" meta:object-count="0" meta:page-count="1" meta:paragraph-count="18" meta:word-count="204" meta:character-count="1550" meta:non-whitespace-character-count="1364"/>
  </office:meta>
</office:document-meta>
</file>